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2abebf3"/>
    </style:style>
    <style:style style:name="P69" style:family="paragraph" style:parent-style-name="Text_20_body">
      <style:text-properties officeooo:rsid="00df48af" officeooo:paragraph-rsid="00df48af"/>
    </style:style>
    <style:style style:name="P70" style:family="paragraph" style:parent-style-name="Text_20_body">
      <style:text-properties officeooo:rsid="00df48af" officeooo:paragraph-rsid="02acdccf"/>
    </style:style>
    <style:style style:name="P71" style:family="paragraph" style:parent-style-name="Text_20_body">
      <style:text-properties officeooo:rsid="00df48af" officeooo:paragraph-rsid="02afc5b5"/>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fo:font-style="normal" officeooo:rsid="02b28418" style:font-style-asian="normal" style:font-style-complex="normal"/>
    </style:style>
    <style:style style:name="T72" style:family="text">
      <style:text-properties officeooo:rsid="00d188f7"/>
    </style:style>
    <style:style style:name="T73" style:family="text">
      <style:text-properties officeooo:rsid="00d1a387"/>
    </style:style>
    <style:style style:name="T74" style:family="text">
      <style:text-properties officeooo:rsid="00d22a1a"/>
    </style:style>
    <style:style style:name="T75" style:family="text">
      <style:text-properties officeooo:rsid="00d35d53"/>
    </style:style>
    <style:style style:name="T76" style:family="text">
      <style:text-properties officeooo:rsid="00d35d53" loext:padding="0in" loext:border="none"/>
    </style:style>
    <style:style style:name="T77" style:family="text">
      <style:text-properties loext:padding="0in" loext:border="none"/>
    </style:style>
    <style:style style:name="T78" style:family="text">
      <style:text-properties officeooo:rsid="00d37304"/>
    </style:style>
    <style:style style:name="T79" style:family="text">
      <style:text-properties officeooo:rsid="00d8f4ec"/>
    </style:style>
    <style:style style:name="T80" style:family="text">
      <style:text-properties officeooo:rsid="00dba27b"/>
    </style:style>
    <style:style style:name="T81" style:family="text">
      <style:text-properties officeooo:rsid="00dc66e4"/>
    </style:style>
    <style:style style:name="T82" style:family="text">
      <style:text-properties officeooo:rsid="00ecbedb"/>
    </style:style>
    <style:style style:name="T83" style:family="text">
      <style:text-properties officeooo:rsid="00ee162b"/>
    </style:style>
    <style:style style:name="T84" style:family="text">
      <style:text-properties officeooo:rsid="00f1b062"/>
    </style:style>
    <style:style style:name="T85" style:family="text">
      <style:text-properties fo:font-weight="bold" style:font-weight-asian="bold" style:font-weight-complex="bold"/>
    </style:style>
    <style:style style:name="T86" style:family="text">
      <style:text-properties officeooo:rsid="00980d24"/>
    </style:style>
    <style:style style:name="T87" style:family="text">
      <style:text-properties officeooo:rsid="014e21d9"/>
    </style:style>
    <style:style style:name="T88" style:family="text">
      <style:text-properties officeooo:rsid="015b28c1"/>
    </style:style>
    <style:style style:name="T89" style:family="text">
      <style:text-properties officeooo:rsid="015de003"/>
    </style:style>
    <style:style style:name="T90" style:family="text">
      <style:text-properties officeooo:rsid="0162dc7e"/>
    </style:style>
    <style:style style:name="T91" style:family="text">
      <style:text-properties officeooo:rsid="0165e62b"/>
    </style:style>
    <style:style style:name="T92" style:family="text">
      <style:text-properties officeooo:rsid="01663466"/>
    </style:style>
    <style:style style:name="T93" style:family="text">
      <style:text-properties officeooo:rsid="01666e1d"/>
    </style:style>
    <style:style style:name="T94" style:family="text">
      <style:text-properties officeooo:rsid="0167ae3e"/>
    </style:style>
    <style:style style:name="T95" style:family="text">
      <style:text-properties officeooo:rsid="01733b35"/>
    </style:style>
    <style:style style:name="T96" style:family="text">
      <style:text-properties officeooo:rsid="017eddfe"/>
    </style:style>
    <style:style style:name="T97" style:family="text">
      <style:text-properties officeooo:rsid="017ef050"/>
    </style:style>
    <style:style style:name="T98" style:family="text">
      <style:text-properties officeooo:rsid="01833f46"/>
    </style:style>
    <style:style style:name="T99" style:family="text">
      <style:text-properties officeooo:rsid="019d90ad"/>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officeooo:rsid="027e9578" style:font-style-asian="italic" style:font-style-complex="italic"/>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1a5743e" style:font-style-asian="italic" style:font-style-complex="italic"/>
    </style:style>
    <style:style style:name="T104" style:family="text">
      <style:text-properties style:text-position="0% 100%" fo:font-style="italic" officeooo:rsid="022ee8e9"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1a5743e" style:font-style-asian="normal" style:font-style-complex="normal"/>
    </style:style>
    <style:style style:name="T107" style:family="text">
      <style:text-properties style:text-position="0% 100%" fo:font-style="normal" officeooo:rsid="01a37bf8" style:font-style-asian="normal" style:font-style-complex="normal"/>
    </style:style>
    <style:style style:name="T108" style:family="text">
      <style:text-properties style:text-position="0% 100%" fo:font-style="normal" officeooo:rsid="0204a5b0" style:font-style-asian="normal" style:font-style-complex="normal"/>
    </style:style>
    <style:style style:name="T109" style:family="text">
      <style:text-properties style:text-position="0% 100%" fo:font-style="normal" officeooo:rsid="022ee8e9" style:font-style-asian="normal" style:font-style-complex="normal"/>
    </style:style>
    <style:style style:name="T110" style:family="text">
      <style:text-properties style:text-position="0% 100%" style:font-name="Liberation Serif1" fo:font-style="normal"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3"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4" style:family="text">
      <style:text-properties officeooo:rsid="01ad3f4f"/>
    </style:style>
    <style:style style:name="T115" style:family="text">
      <style:text-properties officeooo:rsid="01bbe6c7"/>
    </style:style>
    <style:style style:name="T116" style:family="text">
      <style:text-properties officeooo:rsid="01bc4447"/>
    </style:style>
    <style:style style:name="T117" style:family="text">
      <style:text-properties officeooo:rsid="01be05af"/>
    </style:style>
    <style:style style:name="T118" style:family="text">
      <style:text-properties officeooo:rsid="01c120fc"/>
    </style:style>
    <style:style style:name="T119" style:family="text">
      <style:text-properties officeooo:rsid="01e826c2"/>
    </style:style>
    <style:style style:name="T120" style:family="text">
      <style:text-properties officeooo:rsid="01f53343"/>
    </style:style>
    <style:style style:name="T121" style:family="text">
      <style:text-properties officeooo:rsid="01f7bbb8"/>
    </style:style>
    <style:style style:name="T122" style:family="text">
      <style:text-properties officeooo:rsid="01f9483d"/>
    </style:style>
    <style:style style:name="T123" style:family="text">
      <style:text-properties officeooo:rsid="01fb7a33"/>
    </style:style>
    <style:style style:name="T124" style:family="text">
      <style:text-properties officeooo:rsid="01fd5c57"/>
    </style:style>
    <style:style style:name="T125" style:family="text">
      <style:text-properties officeooo:rsid="0200d44b"/>
    </style:style>
    <style:style style:name="T126" style:family="text">
      <style:text-properties officeooo:rsid="0202bfe6"/>
    </style:style>
    <style:style style:name="T127" style:family="text">
      <style:text-properties officeooo:rsid="02031f60"/>
    </style:style>
    <style:style style:name="T128" style:family="text">
      <style:text-properties officeooo:rsid="02033137"/>
    </style:style>
    <style:style style:name="T129" style:family="text">
      <style:text-properties officeooo:rsid="020f6b62"/>
    </style:style>
    <style:style style:name="T130" style:family="text">
      <style:text-properties officeooo:rsid="02138b24"/>
    </style:style>
    <style:style style:name="T131" style:family="text">
      <style:text-properties officeooo:rsid="0215b91f"/>
    </style:style>
    <style:style style:name="T132" style:family="text">
      <style:text-properties officeooo:rsid="02170301"/>
    </style:style>
    <style:style style:name="T133" style:family="text">
      <style:text-properties officeooo:rsid="02178050"/>
    </style:style>
    <style:style style:name="T134" style:family="text">
      <style:text-properties officeooo:rsid="02189091"/>
    </style:style>
    <style:style style:name="T135" style:family="text">
      <style:text-properties officeooo:rsid="021d50dd"/>
    </style:style>
    <style:style style:name="T136" style:family="text">
      <style:text-properties officeooo:rsid="021f1ddf"/>
    </style:style>
    <style:style style:name="T137" style:family="text">
      <style:text-properties officeooo:rsid="0226b7b3"/>
    </style:style>
    <style:style style:name="T138" style:family="text">
      <style:text-properties officeooo:rsid="0226e223"/>
    </style:style>
    <style:style style:name="T139" style:family="text">
      <style:text-properties officeooo:rsid="0229b4a8"/>
    </style:style>
    <style:style style:name="T140" style:family="text">
      <style:text-properties officeooo:rsid="022ee8e9"/>
    </style:style>
    <style:style style:name="T141" style:family="text">
      <style:text-properties officeooo:rsid="02401e9f"/>
    </style:style>
    <style:style style:name="T142" style:family="text">
      <style:text-properties officeooo:rsid="024e59d6"/>
    </style:style>
    <style:style style:name="T143" style:family="text">
      <style:text-properties officeooo:rsid="024f2bf1"/>
    </style:style>
    <style:style style:name="T144" style:family="text">
      <style:text-properties officeooo:rsid="02506298"/>
    </style:style>
    <style:style style:name="T145" style:family="text">
      <style:text-properties officeooo:rsid="02514ca2"/>
    </style:style>
    <style:style style:name="T146" style:family="text">
      <style:text-properties officeooo:rsid="025242ba"/>
    </style:style>
    <style:style style:name="T147" style:family="text">
      <style:text-properties officeooo:rsid="0252faa1"/>
    </style:style>
    <style:style style:name="T148" style:family="text">
      <style:text-properties officeooo:rsid="0256cb5c"/>
    </style:style>
    <style:style style:name="T149" style:family="text">
      <style:text-properties officeooo:rsid="02577fe4"/>
    </style:style>
    <style:style style:name="T150" style:family="text">
      <style:text-properties officeooo:rsid="02592dbb"/>
    </style:style>
    <style:style style:name="T151" style:family="text">
      <style:text-properties officeooo:rsid="025aa616"/>
    </style:style>
    <style:style style:name="T152" style:family="text">
      <style:text-properties officeooo:rsid="025d5cbb"/>
    </style:style>
    <style:style style:name="T153" style:family="text">
      <style:text-properties officeooo:rsid="02617975"/>
    </style:style>
    <style:style style:name="T154" style:family="text">
      <style:text-properties officeooo:rsid="0263ad8a"/>
    </style:style>
    <style:style style:name="T155" style:family="text">
      <style:text-properties officeooo:rsid="02640bb1"/>
    </style:style>
    <style:style style:name="T156" style:family="text">
      <style:text-properties officeooo:rsid="0269131e"/>
    </style:style>
    <style:style style:name="T157" style:family="text">
      <style:text-properties officeooo:rsid="026980f4"/>
    </style:style>
    <style:style style:name="T158" style:family="text">
      <style:text-properties officeooo:rsid="0185148d"/>
    </style:style>
    <style:style style:name="T159" style:family="text">
      <style:text-properties officeooo:rsid="026d401f"/>
    </style:style>
    <style:style style:name="T160" style:family="text">
      <style:text-properties officeooo:rsid="027bdaf1"/>
    </style:style>
    <style:style style:name="T161" style:family="text">
      <style:text-properties officeooo:rsid="0281dd4f"/>
    </style:style>
    <style:style style:name="T162" style:family="text">
      <style:text-properties officeooo:rsid="02835d7f"/>
    </style:style>
    <style:style style:name="T163" style:family="text">
      <style:text-properties officeooo:rsid="0284902f"/>
    </style:style>
    <style:style style:name="T164" style:family="text">
      <style:text-properties officeooo:rsid="02853d01"/>
    </style:style>
    <style:style style:name="T165" style:family="text">
      <style:text-properties officeooo:rsid="0286273a"/>
    </style:style>
    <style:style style:name="T166" style:family="text">
      <style:text-properties officeooo:rsid="02a27e49"/>
    </style:style>
    <style:style style:name="T167" style:family="text">
      <style:text-properties officeooo:rsid="02a98dc6"/>
    </style:style>
    <style:style style:name="T168" style:family="text">
      <style:text-properties officeooo:rsid="02abebf3"/>
    </style:style>
    <style:style style:name="T169" style:family="text">
      <style:text-properties officeooo:rsid="02acb439"/>
    </style:style>
    <style:style style:name="T170" style:family="text">
      <style:text-properties officeooo:rsid="02acdccf"/>
    </style:style>
    <style:style style:name="T171" style:family="text">
      <style:text-properties officeooo:rsid="02acfe0e"/>
    </style:style>
    <style:style style:name="T172" style:family="text">
      <style:text-properties officeooo:rsid="02aee936"/>
    </style:style>
    <style:style style:name="T173" style:family="text">
      <style:text-properties officeooo:rsid="02afc5b5"/>
    </style:style>
    <style:style style:name="T174" style:family="text">
      <style:text-properties officeooo:rsid="02b0723f"/>
    </style:style>
    <style:style style:name="T175" style:family="text">
      <style:text-properties officeooo:rsid="02b21662"/>
    </style:style>
    <style:style style:name="T176" style:family="text">
      <style:text-properties officeooo:rsid="02b2841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5">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7">[</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7">]</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2">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3">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90">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6">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4">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6">based </text:span>GitCoin <text:span text:style-name="T122">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6">ideas</text:span>.</text:p>
      <text:p text:style-name="P10">GitCoin <text:span text:style-name="T122">Allo </text:span>Grants <text:span text:style-name="T91">are based on decentralized technology, as it is much advantageous in reliability and avoidance of </text:span><text:span text:style-name="T93">possibility of </text:span><text:span text:style-name="T91">financial stealing than traditional centralized (server-</text:span><text:soft-page-break/><text:span text:style-name="T91">based </text:span><text:span text:style-name="T92">o</text:span><text:span text:style-name="T91">r cloud-based) technologies. The following implementation aims to keep the technology decentralized </text:span><text:span text:style-name="T92">despite of complicating the setting compared with existing GitCoin</text:span><text:span text:style-name="T91"> </text:span><text:span text:style-name="T92">grants, </text:span><text:span text:style-name="T91">by implementing it </text:span><text:span text:style-name="T157">on DFINITY Internet Computer</text:span><text:span text:style-name="T91">.</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6">We store the </text:span><text:span text:style-name="T87">dependencies of the</text:span><text:span text:style-name="T86"> following pseudo-type: DiGraph&lt;</text:span><text:span text:style-name="T55">(</text:span><text:span text:style-name="T96">ServerAddress, </text:span><text:span text:style-name="T86">Version, </text:span><text:span text:style-name="T135">(Unfinished | </text:span><text:span text:style-name="T99">Finished </text:span><text:span text:style-name="T135">| Dead</text:span><text:span text:style-name="T55">)</text:span><text:span text:style-name="T86">&gt;, </text:span><text:span text:style-name="T99">where Version is a certain version (such as a Git commit hash) of a project, Finished means that all direct dependencies of this version </text:span><text:span text:style-name="T134">(see below) were written</text:span><text:span text:style-name="T86">. “</text:span><text:span text:style-name="T135">Dead”</text:span><text:span text:style-name="T86"> </text:span><text:span text:style-name="T135">means that a version cannot be retrieved (e.g. a removed </text:span><text:span text:style-name="T136">GitHub commit</text:span><text:span text:style-name="T135">). </text:span><text:span text:style-name="T97">A server refers to </text:span><text:span text:style-name="T98">a project version</text:span><text:span text:style-name="T97"> by other server </text:span><text:span text:style-name="T98">as a dependency</text:span><text:span text:style-name="T97"> </text:span><text:span text:style-name="T98">signifies that</text:span><text:span text:style-name="T97"> it trusts that (or have checked).</text:span></text:p>
      <text:p text:style-name="P47">A node of this digraph can be written only after it parent is written<text:span text:style-name="T158">. </text:span><text:span text:style-name="T152">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9">tuples</text:span> (<text:span text:style-name="T96">ServerAddress, </text:span>Version, Project, <text:span text:style-name="T139">DonateAddress</text:span>) <text:span text:style-name="T124">for top-level projects</text:span>. <text:span text:style-name="T123">Note that further we work with Versions, not Projects.</text:span></text:p>
      <text:p text:style-name="P46">We also store<text:span text:style-name="T142"> GitCoin passport </text:span><text:span text:style-name="T145">scores </text:span>(<text:span text:style-name="T96">ServerAddress, </text:span>DonorAddress, Score)<text:span text:style-name="T142">.</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1">If donated through an affiliate, client writes the amount donated </text:span><text:span text:style-name="T172">(</text:span><text:span text:style-name="T18">remark:</text:span><text:span text:style-name="T70"> to possibly reward this affiliate in the future</text:span><text:span text:style-name="T172">)</text:span><text:span text:style-name="T171">.</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5">World Science DAO </text:span>and<text:span text:style-name="T125"> to server</text:span>s.</text:p>
      <text:p text:style-name="P68">Y% of the <text:span text:style-name="T126">remaining </text:span>donated sum is allocated to the affiliate (if any). <text:span text:style-name="T168">K%*d^</text:span><text:span text:style-name="T176">2</text:span><text:span text:style-name="T168">/</text:span><text:span text:style-name="T176">(</text:span><text:span text:style-name="T168">D+d) (here D is total previous donations and d is the current donation) is split proportionally their contributions between still active previous affiliates.</text:span> <text:span text:style-name="T82">The donated sum is reduced </text:span><text:span text:style-name="T162">(if an affiliate was involved)</text:span><text:span text:style-name="T82"> </text:span><text:span text:style-name="T168">by</text:span><text:span text:style-name="T82"> Y%. The donated sum is reduced </text:span><text:span text:style-name="T162">(if a </text:span><text:span text:style-name="T168">previous</text:span><text:span text:style-name="T162"> affiliate </text:span><text:span text:style-name="T168">is active</text:span><text:span text:style-name="T162">)</text:span><text:span text:style-name="T82"> </text:span><text:span text:style-name="T168">by</text:span><text:span text:style-name="T82"> </text:span><text:span text:style-name="T168">K%*d^2/(D+d).</text:span></text:p>
      <text:p text:style-name="P69"><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70"><text:span text:style-name="T12">Remark:</text:span> <text:span text:style-name="T170">A donor can reduce the sum going to previous affiliates by donating in small parts. This should not be a big problem, however, because donors usually have no incentive for such behavior.</text:span></text:p>
      <text:p text:style-name="P71"><text:soft-page-break/><text:span text:style-name="T12">Remark:</text:span> <text:span text:style-name="T173">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3">T</text:span><text:span text:style-name="T34">he donations site downloads </text:span><text:span text:style-name="T35">the </text:span><text:span text:style-name="T163">root</text:span><text:span text:style-name="T35"> </text:span><text:span text:style-name="T163">version</text:span><text:span text:style-name="T35"> and </text:span><text:span text:style-name="T28">the current state of the file </text:span><text:span text:style-name="T29">https://</text:span><text:span text:style-name="T28">github.com/USER/USER/.salaries-science/</text:span><text:span text:style-name="T72">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9">d</text:span><text:span text:style-name="T25">*X%/N, where </text:span><text:span text:style-name="T169">d</text:span><text:span text:style-name="T25"> is the donated sum </text:span><text:span text:style-name="T33">(</text:span><text:span text:style-name="T160">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1">The server that wrote the dependency the first </text:span><text:span text:style-name="T150">(calculated at the time of writing)</text:span><text:span text:style-name="T141"> receives </text:span><text:span text:style-name="T153">a fixed sum </text:span><text:span text:style-name="T141">Z</text:span><text:span text:style-name="T153"> </text:span><text:span text:style-name="T151">per</text:span><text:span text:style-name="T141"> </text:span><text:span text:style-name="T154">donation, </text:span><text:span text:style-name="T155">unless the server withdrew from rewards</text:span><text:span text:style-name="T141">. </text:span><text:span text:style-name="T152">(The cost attack here is avoided by writing trees of dependencies top-bottom and having a minimal donation amount.)</text:span></text:p>
      <text:p text:style-name="P39">Alternatively, the benefactor can (however, this is not recommended) specify per-project <text:span text:style-name="T129">withdrawal address by placing the JSON file at <text:s/></text:span><text:span text:style-name="T29">https://</text:span><text:span text:style-name="T28">github.com/USER/</text:span><text:span text:style-name="T129">PROJECT</text:span><text:span text:style-name="T28">/.salaries-science/</text:span><text:span text:style-name="T72">accounts</text:span><text:span text:style-name="T28">.json</text:span></text:p>
      <text:p text:style-name="P7">Notify by email developers who didn’t put their address <text:span text:style-name="T89">(if we can obtain their email)</text:span>.</text:p>
      <text:h text:style-name="P60" text:outline-level="2"><text:bookmark-start text:name="__RefHeading___Toc1154_87034998"/><text:soft-page-break/><text:span text:style-name="T114">Consensus</text:span> between servers<text:bookmark-end text:name="__RefHeading___Toc1154_87034998"/></text:h>
      <text:p text:style-name="P30">After the end of donations period, <text:span text:style-name="T121">challenges</text:span> period starts.</text:p>
      <text:p text:style-name="P31">During the <text:span text:style-name="T121">challenges</text:span> period, servers can note <text:span text:style-name="T161">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7">(It means more than different versions, because package managers may specify version ranges for dependencies rather than fixed single vers</text:span><text:span text:style-name="T138">i</text:span><text:span text:style-name="T137">on.) </text:span><text:span text:style-name="T139">regarding the digraph </text:span><text:span text:style-name="T121">during challenges</text:span> period, it may challenge a particular record. In this case, servers are meant to agree or disagree with the challenge. If the servers that are supporting this challenge is <text:span text:style-name="T120">a weighted by their stakes</text:span> majority, then the challenged server is disqualified, otherwise the challenger is disqualified <text:span text:style-name="T118">(get off from payments and from further challenges)</text:span>. <text:span text:style-name="T127">In any case, the last remaining server is never disqualified.</text:span></text:p>
      <text:p text:style-name="P34">Each server <text:span text:style-name="T12">i</text:span><text:span text:style-name="T60"> </text:span><text:span text:style-name="T128">participating in reward</text:span><text:span text:style-name="T60"> </text:span><text:span text:style-name="T65">donated</text:span><text:span text:style-name="T60"> </text:span><text:span text:style-name="T12">S</text:span><text:span text:style-name="T100">i</text:span><text:span text:style-name="T60"> </text:span><text:span text:style-name="T65">of gas token. </text:span><text:span text:style-name="T60">At </text:span>the end server will receive reward <text:span text:style-name="T12">r</text:span><text:span text:style-name="T100">i</text:span><text:span text:style-name="T105"> </text:span><text:span text:style-name="T106">from reward pool </text:span><text:span text:style-name="T103">R</text:span><text:span text:style-name="T106"> for all servers </text:span><text:span text:style-name="T108">participating in reward</text:span><text:span text:style-name="T102">.</text:span></text:p>
      <text:p text:style-name="P33">After disqualifying a server <text:span text:style-name="T15">j</text:span>, <text:span text:style-name="T140">remove</text:span><text:span text:style-name="T16"> j</text:span><text:span text:style-name="T66"> and</text:span><text:span text:style-name="T16"> </text:span><text:span text:style-name="T140">give the server that disqualified it a fixed reward, subtract</text:span><text:span text:style-name="T119"> </text:span><text:span text:style-name="T14">r</text:span><text:span text:style-name="T101">j</text:span><text:span text:style-name="T107"> </text:span><text:span text:style-name="T109">from </text:span><text:span text:style-name="T104">R</text:span>.</text:p>
      <text:p text:style-name="P35"><text:span text:style-name="T111">I</text:span><text:span text:style-name="T110">t makes sense to do this consensus separately for each kind of dependencies (e.g. separately for PyPi and for crates.io), to eliminate completely failing server because of a wrong work of an external Web service.</text:span></text:p>
      <text:p text:style-name="P41"><text:soft-page-break/>If different servers reported different versions (as per version ranges in some package managers), then consider all paths through the version digraph for calculating the amounts of donations.</text:p>
      <text:p text:style-name="P40"><text:span text:style-name="T110">The last project version and donation address are decided by plain pledged gas majority. However, to have no donation address, need &gt;50% pledged gas to vote for no donation address. </text:span><text:span text:style-name="T112">So, it is voted for both the user’s homepage (USER/USER) and for projects; then based on these two votings the decision is made. </text:span><text:span text:style-name="T113">If both the root version and dependencies do not accept donations, the donation goes to matching fund.</text:span></text:p>
      <text:p text:style-name="P45"><text:span text:style-name="T148">T</text:span><text:span text:style-name="T143">he </text:span><text:span text:style-name="T146">oracl</text:span><text:span text:style-name="T143">ed values </text:span><text:span text:style-name="T147">of GitCoin passport scores</text:span><text:span text:style-name="T143"> </text:span><text:span text:style-name="T148">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8">A</text:span><text:span text:style-name="T149">fter accepting donations stag ends</text:span><text:span text:style-name="T148">, r</text:span><text:span text:style-name="T144">eward servers providing results closes</text:span><text:span text:style-name="T148">t</text:span><text:span text:style-name="T144"> to the middle </text:span><text:span text:style-name="T148">by a fixed reward divided to the total number of servers to be rewarded. </text:span><text:span text:style-name="T149">(Servers will withdraw their rewards.)</text:span></text:p>
      <text:h text:style-name="P61" text:outline-level="2"><text:bookmark-start text:name="__RefHeading___Toc1156_87034998"/><text:soft-page-break/>Other differences from <text:span text:style-name="T122">Allo </text:span>Grants<text:bookmark-end text:name="__RefHeading___Toc1156_87034998"/></text:h>
      <text:p text:style-name="P36"><text:span text:style-name="T83">Unlike </text:span><text:span text:style-name="T122">Allo </text:span><text:span text:style-name="T83">Grants, w</text:span><text:span text:style-name="T48">e don’t do transfer from </text:span><text:span text:style-name="T164">the donation</text:span><text:span text:style-name="T48"> to recipients initially, but </text:span><text:span text:style-name="T49">store </text:span><text:span text:style-name="T50">transfers in the round’s</text:span><text:span text:style-name="T49"> </text:span><text:span text:style-name="T165">store</text:span><text:span text:style-name="T50"> and release them to on-chain payment allowances at the round end. </text:span><text:span text:style-name="T52">We also do not store Voted events in vote() function, </text:span><text:span text:style-name="T53">instead we store </text:span><text:span text:style-name="T57">(in Validium) </text:span><text:span text:style-name="T88">the</text:span><text:span text:style-name="T54"> donation </text:span><text:span text:style-name="T88">specification </text:span><text:span text:style-name="T95">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3">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4">on</text:span> their programming language. For example, I prefer D and Rust languages and would vote for more funding for projects written in these languages.</text:p>
      <text:p text:style-name="P32">Can we allow <text:span text:style-name="T117">matching contributions</text:span> during donations period? <text:span text:style-name="T115">Maybe, use </text:span><text:span text:style-name="T117">staking instead of </text:span><text:span text:style-name="T115">irreversible payments? </text:span><text:span text:style-name="T116">[The irreversible payment would cause to pay only those who are generous to increase matching amount, because all the rest would not get their money back. Is this good or bad? </text:span><text:span text:style-name="T117">Staking seems economically not effective, because it locks funds against investing.</text:span><text:span text:style-name="T116">]</text:span></text:p>
      <text:h text:style-name="P55" text:outline-level="1"><text:bookmark-start text:name="__RefHeading___Toc1160_87034998"/>Deficiencies of This Algorithm<text:bookmark-end text:name="__RefHeading___Toc1160_87034998"/></text:h>
      <text:p text:style-name="P20"><text:span text:style-name="T79">With this algorithm, the left-pad </text:span><text:span text:style-name="T79"><text:bibliography-mark text:identifier="leftpad" text:bibliography-type="www" text:author="left-pad" text:title="left-pad" text:url="https://github.com/left-pad/left-pad">[9]</text:bibliography-mark></text:span><text:span text:style-name="T79"> </text:span><text:span text:style-name="T80">(</text:span>Used by 2.1m <text:span text:style-name="T80">other known packages) </text:span><text:span text:style-name="T79">owner</text:span><text:span text:style-name="T80">s</text:span><text:span text:style-name="T79"> can receive an amount of financing </text:span><text:soft-page-break/><text:span text:style-name="T79">improportional to the importance of </text:span><text:span text:style-name="T81">their</text:span><text:span text:style-name="T79"> work. Anyway, </text:span><text:span text:style-name="T81">do </text:span><text:span text:style-name="T79">we want not to have rich people or not to have poor projects? </text:span><text:span text:style-name="T81">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Appendix: <text:span text:style-name="T72">User Data</text:span> Format<text:bookmark-end text:name="__RefHeading___Toc1162_87034998"/></text:h>
      <text:p text:style-name="P15">User data is to be stored <text:span text:style-name="T73">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2">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4">evm</text:span>": <text:span text:style-name="T74">{</text:span></text:p>
      <text:p text:style-name="Preformatted_20_Text"><text:span text:style-name="T73"><text:s text:c="4"/>"</text:span><text:span text:style-name="T75">defaultA</text:span><text:span text:style-name="T73">ccount": "</text:span><text:span text:style-name="T77">0x36A0356d43EE4168ED24EFA1CAe3198708667ac0</text:span><text:span text:style-name="T73">",</text:span></text:p>
      <text:p text:style-name="Preformatted_20_Text"><text:span text:style-name="T73"><text:s text:c="4"/>"</text:span><text:span text:style-name="T75">defaultExpires</text:span><text:span text:style-name="T73">": "</text:span><text:span text:style-name="T76">2024-07-03T00:00:00</text:span><text:span text:style-name="T73">",</text:span></text:p>
      <text:p text:style-name="Preformatted_20_Text"><text:span text:style-name="T73"><text:s text:c="4"/></text:span><text:span text:style-name="T78">"chains:" </text:span><text:span text:style-name="T75">[</text:span></text:p>
      <text:p text:style-name="Preformatted_20_Text"><text:s text:c="6"/><text:span text:style-name="T75">{</text:span></text:p>
      <text:p text:style-name="Preformatted_20_Text"><text:s text:c="8"/>"<text:span text:style-name="T75">chainId</text:span>"<text:span text:style-name="T75">: 1,</text:span></text:p>
      <text:p text:style-name="Preformatted_20_Text"><text:s text:c="8"/>"<text:span text:style-name="T75">a</text:span>ccount": "<text:span text:style-name="T77">0x36A0356d43EE4168ED24EFA1CAe3198708667ac0</text:span>",</text:p>
      <text:p text:style-name="Preformatted_20_Text"><text:span text:style-name="T73"><text:s text:c="8"/>"</text:span><text:span text:style-name="T75">expires</text:span><text:span text:style-name="T73">": "</text:span><text:span text:style-name="T76">2024-07-03T00:00:00</text:span><text:span text:style-name="T73">"</text:span></text:p>
      <text:p text:style-name="Preformatted_20_Text"><text:s text:c="4"/><text:span text:style-name="T75">]</text:span></text:p>
      <text:p text:style-name="Preformatted_20_Text"><text:s text:c="2"/><text:span text:style-name="T74">}</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30">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4:05:19.690629883</dc:date>
    <meta:editing-duration>P11DT11H13M29S</meta:editing-duration>
    <meta:editing-cycles>568</meta:editing-cycles>
    <meta:print-date>2023-02-12T12:44:00.277681410</meta:print-date>
    <meta:document-statistic meta:table-count="0" meta:image-count="0" meta:object-count="0" meta:page-count="16" meta:paragraph-count="120" meta:word-count="2984" meta:character-count="19188" meta:non-whitespace-character-count="16304"/>
  </office:meta>
</office:document-meta>
</file>